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476d0" officeooo:paragraph-rsid="00060ef5"/>
    </style:style>
    <style:style style:name="P2" style:family="paragraph" style:parent-style-name="Standard">
      <style:text-properties style:font-name="Purisa" officeooo:rsid="0009d66e" officeooo:paragraph-rsid="000c311f"/>
    </style:style>
    <style:style style:name="P3" style:family="paragraph" style:parent-style-name="Standard">
      <style:text-properties style:font-name="Purisa" officeooo:rsid="000baa79" officeooo:paragraph-rsid="000baa79"/>
    </style:style>
    <style:style style:name="P4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5" style:family="paragraph" style:parent-style-name="Standard">
      <style:text-properties style:font-name="Purisa" style:text-underline-style="none" fo:font-weight="normal" officeooo:rsid="000c311f" officeooo:paragraph-rsid="000c311f" style:font-weight-asian="normal" style:font-weight-complex="normal"/>
    </style:style>
    <style:style style:name="P6" style:family="paragraph" style:parent-style-name="Standard">
      <style:text-properties style:font-name="Purisa" style:text-underline-style="none" fo:font-weight="normal" officeooo:rsid="0010c0f2" officeooo:paragraph-rsid="0010c0f2" style:font-weight-asian="normal" style:font-weight-complex="normal"/>
    </style:style>
    <style:style style:name="P7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8" style:family="paragraph" style:parent-style-name="Standard">
      <style:text-properties officeooo:paragraph-rsid="000f5870"/>
    </style:style>
    <style:style style:name="T1" style:family="text">
      <style:text-properties style:font-name="Purisa" style:text-underline-style="none" fo:font-weight="normal" officeooo:rsid="000f5870" style:font-weight-asian="normal" style:font-weight-complex="normal"/>
    </style:style>
    <style:style style:name="T2" style:family="text">
      <style:text-properties officeooo:rsid="00060ef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1874" style:font-weight-asian="bold" style:font-weight-complex="bold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0f5870" loext:padding="0cm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0f5870" style:font-weight-asian="normal" style:font-weight-complex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Movies </text:span><text:span text:style-name="T5">from scaffold &amp; user from devise</text:span> </text:p>
      <text:p text:style-name="P5"/>
      <text:p text:style-name="P2">Devise setup</text:p>
      <text:p text:style-name="P2"/>
      <text:p text:style-name="P1">rails g scaffold Movie <text:span text:style-name="T2">title</text:span>:string description:text movie_length:string director:string <text:span text:style-name="T3">rating:string</text:span></text:p>
      <text:p text:style-name="P1"/>
      <text:p text:style-name="P1"/>
      <text:p text:style-name="P4">Image uploading with paperclip</text:p>
      <text:p text:style-name="P4"/>
      <text:p text:style-name="P8"><text:span text:style-name="T1">image-magick is needed for paperclip to work</text:span></text:p>
      <text:p text:style-name="P6">rails g paperclip movie image</text:p>
      <text:p text:style-name="P7">add file_field to from and html: {multipart: tru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55.080885927</meta:creation-date>
    <meta:generator>LibreOffice/5.1.6.2$Linux_X86_64 LibreOffice_project/10m0$Build-2</meta:generator>
    <dc:date>2018-11-25T16:52:45.093021411</dc:date>
    <meta:editing-duration>PT1H49M45S</meta:editing-duration>
    <meta:editing-cycles>10</meta:editing-cycles>
    <meta:document-statistic meta:table-count="0" meta:image-count="0" meta:object-count="0" meta:page-count="1" meta:paragraph-count="7" meta:word-count="42" meta:character-count="307" meta:non-whitespace-character-count="271"/>
  </office:meta>
</office:document-meta>
</file>